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Menlo, Monaco, Consolas, 'Liberation Mono', 'Courier New', monospace"/>
    <style:font-face style:name="apple-system" svg:font-family="apple-system, BlinkMacSystemFont, 'Segoe UI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b75e2" officeooo:paragraph-rsid="000b75e2" style:font-weight-asian="normal" style:font-weight-complex="normal"/>
    </style:style>
    <style:style style:name="P2" style:family="paragraph" style:parent-style-name="Standard">
      <style:text-properties fo:font-size="18pt" fo:font-weight="bold" officeooo:rsid="000b75e2" officeooo:paragraph-rsid="000b75e2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paragraph-rsid="000d1c91"/>
    </style:style>
    <style:style style:name="P4" style:family="paragraph" style:parent-style-name="Standard">
      <style:text-properties fo:font-variant="normal" fo:text-transform="none" fo:color="#24292e" style:font-name="apple-system" fo:font-size="12pt" fo:letter-spacing="normal" fo:font-style="normal" fo:font-weight="normal" officeooo:paragraph-rsid="000d1c91" style:font-size-asian="12pt" style:font-size-complex="12pt"/>
    </style:style>
    <style:style style:name="P5" style:family="paragraph" style:parent-style-name="Standard">
      <style:text-properties fo:font-variant="normal" fo:text-transform="none" fo:color="#24292e" style:font-name="Liberation Serif" fo:font-size="12pt" fo:letter-spacing="normal" fo:font-style="normal" fo:font-weight="normal" officeooo:rsid="000d5fe3" officeooo:paragraph-rsid="000d5fe3" style:font-size-asian="12pt" style:font-size-complex="12pt"/>
    </style:style>
    <style:style style:name="P6" style:family="paragraph" style:parent-style-name="Standard">
      <style:text-properties fo:font-variant="normal" fo:text-transform="none" fo:color="#24292e" style:font-name="Liberation Serif" fo:font-size="12pt" fo:letter-spacing="normal" fo:font-style="normal" fo:font-weight="normal" officeooo:rsid="000daf41" officeooo:paragraph-rsid="000daf41" style:font-size-asian="12pt" style:font-size-complex="12pt"/>
    </style:style>
    <style:style style:name="P7" style:family="paragraph" style:parent-style-name="Standard">
      <style:text-properties fo:font-variant="normal" fo:text-transform="none" fo:color="#24292e" style:font-name="Liberation Serif" fo:font-size="12pt" fo:letter-spacing="normal" fo:font-style="normal" fo:font-weight="normal" officeooo:rsid="000daf41" officeooo:paragraph-rsid="00124b82" style:font-size-asian="12pt" style:font-size-complex="12pt"/>
    </style:style>
    <style:style style:name="P8" style:family="paragraph" style:parent-style-name="Standard">
      <style:text-properties fo:font-variant="normal" fo:text-transform="none" fo:color="#24292e" style:font-name="Liberation Serif" fo:font-size="12pt" fo:letter-spacing="normal" fo:font-style="normal" fo:font-weight="normal" officeooo:rsid="000dd6b9" officeooo:paragraph-rsid="000daf41" style:font-size-asian="12pt" style:font-size-complex="12pt"/>
    </style:style>
    <style:style style:name="P9" style:family="paragraph" style:parent-style-name="Standard">
      <style:text-properties fo:font-variant="normal" fo:text-transform="none" fo:color="#24292e" style:font-name="Liberation Serif" fo:font-size="12pt" fo:letter-spacing="normal" fo:font-style="normal" fo:font-weight="normal" officeooo:rsid="000dd6b9" officeooo:paragraph-rsid="00124b82" style:font-size-asian="12pt" style:font-size-complex="12pt"/>
    </style:style>
    <style:style style:name="P10" style:family="paragraph" style:parent-style-name="Standard">
      <style:text-properties fo:font-variant="normal" fo:text-transform="none" fo:color="#24292e" style:font-name="Liberation Serif" fo:font-size="12pt" fo:letter-spacing="normal" fo:font-style="normal" fo:font-weight="normal" officeooo:rsid="000eff2a" officeooo:paragraph-rsid="000eff2a" style:font-size-asian="12pt" style:font-size-complex="12pt"/>
    </style:style>
    <style:style style:name="P11" style:family="paragraph" style:parent-style-name="Standard">
      <style:text-properties fo:font-variant="normal" fo:text-transform="none" fo:color="#24292e" style:font-name="Liberation Serif" fo:font-size="12pt" fo:letter-spacing="normal" fo:font-style="normal" fo:font-weight="normal" officeooo:rsid="000f4d63" officeooo:paragraph-rsid="00124b82" style:font-size-asian="12pt" style:font-size-complex="12pt"/>
    </style:style>
    <style:style style:name="P12" style:family="paragraph" style:parent-style-name="Standard">
      <style:text-properties fo:font-variant="normal" fo:text-transform="none" fo:color="#24292e" style:font-name="Liberation Serif" fo:font-size="12pt" fo:letter-spacing="normal" fo:font-style="normal" fo:font-weight="normal" officeooo:rsid="00105b32" officeooo:paragraph-rsid="00124b82" style:font-size-asian="12pt" style:font-size-complex="12pt"/>
    </style:style>
    <style:style style:name="P13" style:family="paragraph" style:parent-style-name="Standard">
      <style:text-properties fo:font-variant="normal" fo:text-transform="none" fo:color="#24292e" style:font-name="Liberation Serif" fo:font-size="12pt" fo:letter-spacing="normal" fo:font-style="normal" fo:font-weight="normal" officeooo:rsid="000f049b" officeooo:paragraph-rsid="00124b82" style:font-size-asian="12pt" style:font-size-complex="12pt"/>
    </style:style>
    <style:style style:name="P14" style:family="paragraph" style:parent-style-name="Standard">
      <style:text-properties fo:font-variant="normal" fo:text-transform="none" fo:color="#24292e" style:font-name="Liberation Serif" fo:font-size="12pt" fo:letter-spacing="normal" fo:font-style="normal" fo:font-weight="normal" officeooo:rsid="001323b5" officeooo:paragraph-rsid="001323b5" style:font-size-asian="12pt" style:font-size-complex="12pt"/>
    </style:style>
    <style:style style:name="P15" style:family="paragraph" style:parent-style-name="Standard">
      <style:text-properties fo:font-variant="normal" fo:text-transform="none" fo:color="#24292e" style:font-name="Liberation Serif" fo:font-size="12pt" fo:letter-spacing="normal" fo:font-style="normal" fo:font-weight="normal" officeooo:rsid="00147e5c" officeooo:paragraph-rsid="00147e5c" style:font-size-asian="12pt" style:font-size-complex="12pt"/>
    </style:style>
    <style:style style:name="P16" style:family="paragraph" style:parent-style-name="Standard">
      <style:text-properties fo:font-variant="normal" fo:text-transform="none" fo:color="#24292e" style:font-name="Liberation Serif" fo:font-size="12pt" fo:letter-spacing="normal" fo:font-style="normal" fo:font-weight="normal" officeooo:rsid="0016b63b" officeooo:paragraph-rsid="0016b63b" style:font-size-asian="12pt" style:font-size-complex="12pt"/>
    </style:style>
    <style:style style:name="P17" style:family="paragraph" style:parent-style-name="Standard">
      <style:text-properties fo:font-variant="normal" fo:text-transform="none" fo:color="#24292e" style:font-name="Liberation Serif" fo:font-size="12pt" fo:letter-spacing="normal" fo:font-style="normal" fo:font-weight="normal" officeooo:rsid="001720b4" officeooo:paragraph-rsid="001720b4" style:font-size-asian="12pt" style:font-size-complex="12pt"/>
    </style:style>
    <style:style style:name="P18" style:family="paragraph" style:parent-style-name="Standard">
      <style:text-properties fo:font-variant="normal" fo:text-transform="none" fo:color="#24292e" style:font-name="Liberation Serif" fo:font-size="12pt" fo:letter-spacing="normal" fo:font-style="normal" fo:font-weight="normal" officeooo:rsid="00182acf" officeooo:paragraph-rsid="00182acf" style:font-size-asian="12pt" style:font-size-complex="12pt"/>
    </style:style>
    <style:style style:name="P19" style:family="paragraph" style:parent-style-name="Standard">
      <style:text-properties fo:font-variant="normal" fo:text-transform="none" fo:color="#24292e" style:font-name="Liberation Serif" fo:font-size="12pt" fo:letter-spacing="normal" fo:font-style="normal" fo:font-weight="normal" officeooo:rsid="001b290f" officeooo:paragraph-rsid="001b290f" style:font-size-asian="12pt" style:font-size-complex="12pt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eff2a" officeooo:paragraph-rsid="000eff2a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eff2a" officeooo:paragraph-rsid="00124d74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24d74" officeooo:paragraph-rsid="00124d74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font-name="SFMono-Regular" fo:font-size="6.5pt" fo:letter-spacing="normal" fo:font-style="normal" fo:font-weight="normal" officeooo:rsid="000eff2a" officeooo:paragraph-rsid="000eff2a" style:font-size-asian="12pt" style:font-size-complex="12pt"/>
    </style:style>
    <style:style style:name="P24" style:family="paragraph" style:parent-style-name="Standard">
      <style:text-properties fo:font-variant="normal" fo:text-transform="none" fo:color="#24292e" style:font-name="Liberation Serif" fo:font-size="12pt" fo:letter-spacing="normal" fo:font-style="normal" fo:font-weight="normal" officeooo:rsid="00147e5c" officeooo:paragraph-rsid="001b4c9d" style:font-size-asian="12pt" style:font-size-complex="12pt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 style:font-size-asian="12pt" style:font-size-complex="12pt"/>
    </style:style>
    <style:style style:name="T2" style:family="text">
      <style:text-properties fo:color="#24292e" style:font-name="apple-system" fo:font-size="12pt" fo:letter-spacing="normal" fo:font-style="italic" fo:font-weight="normal" style:font-size-asian="12pt" style:font-size-complex="12pt" loext:padding="0cm" loext:border="none"/>
    </style:style>
    <style:style style:name="T3" style:family="text">
      <style:text-properties fo:font-weight="normal" officeooo:rsid="000d1c91" style:font-weight-asian="normal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normal" officeooo:rsid="000d1c91" style:font-size-asian="12pt" style:font-weight-asian="normal" style:font-size-complex="12pt" style:font-weight-complex="normal"/>
    </style:style>
    <style:style style:name="T6" style:family="text">
      <style:text-properties style:font-name="SFMono-Regular" fo:font-size="6.5pt"/>
    </style:style>
    <style:style style:name="T7" style:family="text">
      <style:text-properties officeooo:rsid="00105b32"/>
    </style:style>
    <style:style style:name="T8" style:family="text">
      <style:text-properties officeooo:rsid="0010bfbe"/>
    </style:style>
    <style:style style:name="T9" style:family="text">
      <style:text-properties officeooo:rsid="00124d74"/>
    </style:style>
    <style:style style:name="T10" style:family="text">
      <style:text-properties officeooo:rsid="0019bd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dux</text:p>
      <text:p text:style-name="P1"/>
      <text:p text:style-name="P3"><text:span text:style-name="T3">What is is </text:span><text:span text:style-name="T5">“</text:span><text:span text:style-name="T1">The whole state of your app is stored in an object tree inside a single </text:span><text:span text:style-name="Emphasis"><text:span text:style-name="T2">store</text:span></text:span><text:span text:style-name="T1">.</text:span><text:span text:style-name="T4"><text:line-break/></text:span><text:span text:style-name="T1">The only way to change the state tree is to emit an </text:span><text:span text:style-name="Emphasis"><text:span text:style-name="T2">action</text:span></text:span><text:span text:style-name="T1">, an object describing what happened.</text:span><text:span text:style-name="T4"><text:line-break/></text:span><text:span text:style-name="T1">To specify how the actions transform the state tree, you write pure </text:span><text:span text:style-name="Emphasis"><text:span text:style-name="T2">reducers</text:span></text:span><text:span text:style-name="T1">.”</text:span></text:p>
      <text:p text:style-name="P4"/>
      <text:p text:style-name="P5">Remember that state is an object. Never change state but instead create a new state.</text:p>
      <text:p text:style-name="P5"/>
      <text:p text:style-name="P6">Three principles: Single Source Of Truth | State is Read-Only | Changes Made with Functions</text:p>
      <text:p text:style-name="P8"/>
      <text:p text:style-name="P10">Install this stuff first:</text:p>
      <text:p text:style-name="P20"><text:span text:style-name="T6">npm install redux</text:span> </text:p>
      <text:p text:style-name="P23">npm install react-redux</text:p>
      <text:p text:style-name="P20"><text:span text:style-name="T6">npm install --save-dev redux-devtools</text:span> </text:p>
      <text:p text:style-name="P20"/>
      <text:p text:style-name="P22">Create an initial state object.</text:p>
      <text:p text:style-name="P21"/>
      <text:p text:style-name="P11">Create a reducer which uses a switch statement and returns new state <text:span text:style-name="T9">object</text:span>.</text:p>
      <text:p text:style-name="P11"/>
      <text:p text:style-name="P12">Create a store using createStore() and pass in the reducer as a parameter.</text:p>
      <text:p text:style-name="P7"/>
      <text:p text:style-name="P9">Actions are payloads of information sent from the app to the store. They are sent using store.dispatch(). <text:span text:style-name="T8">Specify the type which is to be used in the switch statement and the payload which is the value being passed in.</text:span></text:p>
      <text:p text:style-name="P9"/>
      <text:p text:style-name="P13">Use store.subscribe() to <text:span text:style-name="T7">update the UI with new data</text:span>. <text:span text:style-name="T7">It works like a listener so just set it somewhere and let the magic happen.</text:span></text:p>
      <text:p text:style-name="P13"/>
      <text:p text:style-name="P14">Wrap the main component in Provider tags and pass store as a prop &lt;Provider store={store}&gt;</text:p>
      <text:p text:style-name="P14"/>
      <text:p text:style-name="P24">In the main component connect the export to mapStateToProps and mapDispatchToProps:</text:p>
      <text:p text:style-name="P24"><text:s/>export default connect(mapStateToProps, mapDispatchToProps)(App);</text:p>
      <text:p text:style-name="P15"/>
      <text:p text:style-name="P16">Put reducers in mapStateToProps</text:p>
      <text:p text:style-name="P16">const mapStateToProps = state =&gt; {</text:p>
      <text:p text:style-name="P16"><text:tab/>return {</text:p>
      <text:p text:style-name="P16"><text:tab/><text:tab/>user: state.userReducer,</text:p>
      <text:p text:style-name="P16"><text:tab/><text:tab/>math: state.mathReducer</text:p>
      <text:p text:style-name="P16"><text:tab/>}</text:p>
      <text:p text:style-name="P16">}</text:p>
      <text:p text:style-name="P16"/>
      <text:p text:style-name="P17">Put dispatches in mapDispatchToProps</text:p>
      <text:p text:style-name="P17">const mapDispatchToProps = dispatch =&gt; {</text:p>
      <text:p text:style-name="P17"><text:tab/>return {</text:p>
      <text:p text:style-name="P17"><text:tab/><text:tab/>setName: name =&gt; {</text:p>
      <text:p text:style-name="P17"><text:tab/><text:tab/><text:tab/>dispatch({</text:p>
      <text:p text:style-name="P17"><text:tab/><text:tab/><text:tab/><text:tab/>type: “SET_NAME”,</text:p>
      <text:p text:style-name="P17"><text:soft-page-break/><text:tab/><text:tab/><text:tab/><text:tab/>payload: name</text:p>
      <text:p text:style-name="P17"><text:tab/><text:tab/><text:tab/>})</text:p>
      <text:p text:style-name="P17"><text:tab/><text:tab/>}</text:p>
      <text:p text:style-name="P17"><text:tab/>}</text:p>
      <text:p text:style-name="P17">}</text:p>
      <text:p text:style-name="P17"/>
      <text:p text:style-name="P18">Containers are smart components which know about state. <text:span text:style-name="T10">(They have connect)</text:span></text:p>
      <text:p text:style-name="P18">Presentation components are dumb components which don’t know about state.</text:p>
      <text:p text:style-name="P19">Dumb components should be stateless. Instead of export class Main extends Rect.Component use export const Main = props =&gt; {} and remove render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Menlo, Monaco, Consolas, 'Liberation Mono', 'Courier New', monospace"/>
    <style:font-face style:name="apple-system" svg:font-family="apple-system, BlinkMacSystemFont, 'Segoe UI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08:45:14.641000000</meta:creation-date>
    <dc:date>2019-04-07T18:27:48.245000000</dc:date>
    <meta:editing-duration>PT5H19M15S</meta:editing-duration>
    <meta:editing-cycles>20</meta:editing-cycles>
    <meta:generator>LibreOffice/6.0.7.3$Windows_X86_64 LibreOffice_project/dc89aa7a9eabfd848af146d5086077aeed2ae4a5</meta:generator>
    <meta:document-statistic meta:table-count="0" meta:image-count="0" meta:object-count="0" meta:page-count="2" meta:paragraph-count="37" meta:word-count="307" meta:character-count="1903" meta:non-whitespace-character-count="1605"/>
  </office:meta>
</office:document-meta>
</file>